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30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18" style:family="table-cell" style:parent-style-name="Default" style:data-style-name="N113"/>
    <style:style style:name="ce37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24" style:family="table-cell" style:parent-style-name="Default" style:data-style-name="N3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20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0" office:value-type="string" calcext:value-type="string">
            <text:p>買値</text:p>
          </table:table-cell>
          <table:table-cell table:style-name="ce30" office:value-type="string" calcext:value-type="string">
            <text:p>売値</text:p>
          </table:table-cell>
          <table:table-cell table:style-name="ce37" office:value-type="string" calcext:value-type="string">
            <text:p>損益</text:p>
          </table:table-cell>
          <table:table-cell table:style-name="ce44" office:value-type="string" calcext:value-type="string">
            <text:p>買</text:p>
          </table:table-cell>
          <table:table-cell table:style-name="ce44" office:value-type="string" calcext:value-type="string">
            <text:p>売</text:p>
          </table:table-cell>
          <table:table-cell table:style-name="ce4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1" calcext:value-type="float">
            <text:p>14,391.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8" office:value-type="date" office:date-value="2024-01-29" calcext:value-type="date">
            <text:p>2024/01/29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>
          <table:table-cell office:value-type="date" office:date-value="2024-01-29" calcext:value-type="date">
            <text:p>2024/01/29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4-01-29" calcext:value-type="date">
            <text:p>2024/01/29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4-01-29" calcext:value-type="date">
            <text:p>2024/01/29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00/00/00</text:date>, <text:time style:data-style-name="N2" text:time-value="15:07:06.10144769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26T13:26:11.653596297</dc:date>
    <meta:editing-duration>P17DT6H11M49S</meta:editing-duration>
    <meta:editing-cycles>1713</meta:editing-cycles>
    <meta:document-statistic meta:table-count="1" meta:cell-count="1644" meta:object-count="0"/>
  </office:meta>
</office:document-meta>
</file>